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aec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23ff23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94bd5e" style:text-align-source="fix" style:repeat-content="false" style:vertical-align="middl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7cm" svg:height="8.993cm" svg:x="3.933cm" svg:y="19.229cm">
            <draw:object draw:notify-on-update-of-ranges="Sheet1.A18:Sheet1.A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7cm" svg:height="8.994cm" svg:x="4.151cm" svg:y="28.824cm">
            <draw:object draw:notify-on-update-of-ranges="Sheet1.H18:Sheet1.H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6cm" svg:height="9.031cm" svg:x="20.539cm" svg:y="19.078cm">
            <draw:object draw:notify-on-update-of-ranges="Sheet1.A3:Sheet1.A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7cm" svg:height="9.031cm" svg:x="20.684cm" svg:y="28.787cm">
            <draw:object draw:notify-on-update-of-ranges="Sheet1.D3:Sheet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7.13cm" svg:height="14.148cm" svg:x="9.25cm" svg:y="39.812cm">
            <draw:object draw:notify-on-update-of-ranges="Sheet1.A87:Sheet1.A87 Sheet1.A88:Sheet1.A98 Sheet1.B87:Sheet1.B87 Sheet1.B88:Sheet1.B98 Sheet1.C87:Sheet1.C87 Sheet1.C88:Sheet1.C9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18" table:default-cell-style-name="ce2"/>
        <table:table-row table:style-name="ro1">
          <table:table-cell table:style-name="ce1" office:value-type="string" table:number-columns-spanned="7" table:number-rows-spanned="1">
            <text:p>Directory – 16</text:p>
          </table:table-cell>
          <table:covered-table-cell table:number-columns-repeated="6"/>
          <table:table-cell table:number-columns-repeated="4"/>
          <table:table-cell table:style-name="ce1" office:value-type="string" table:number-columns-spanned="7" table:number-rows-spanned="1">
            <text:p>Directory</text:p>
          </table:table-cell>
          <table:covered-table-cell table:number-columns-repeated="6"/>
          <table:table-cell table:number-columns-repeated="1000"/>
        </table:table-row>
        <table:table-row table:style-name="ro2">
          <table:table-cell office:value-type="string">
            <text:p>Miss</text:p>
          </table:table-cell>
          <table:table-cell office:value-type="string">
            <text:p>Bits Miss</text:p>
          </table:table-cell>
          <table:table-cell office:value-type="string">
            <text:p>Mul</text:p>
          </table:table-cell>
          <table:table-cell office:value-type="string">
            <text:p>Inv</text:p>
          </table:table-cell>
          <table:table-cell office:value-type="string">
            <text:p>Bits Inv</text:p>
          </table:table-cell>
          <table:table-cell office:value-type="string">
            <text:p>Mul</text:p>
          </table:table-cell>
          <table:table-cell/>
          <table:table-cell table:style-name="Default" table:number-columns-repeated="4"/>
          <table:table-cell office:value-type="string">
            <text:p>Miss</text:p>
          </table:table-cell>
          <table:table-cell office:value-type="string">
            <text:p>Bits Miss</text:p>
          </table:table-cell>
          <table:table-cell office:value-type="string">
            <text:p>Mul</text:p>
          </table:table-cell>
          <table:table-cell office:value-type="string">
            <text:p>Inv</text:p>
          </table:table-cell>
          <table:table-cell office:value-type="string">
            <text:p>Bits Inv</text:p>
          </table:table-cell>
          <table:table-cell office:value-type="string">
            <text:p>Mul</text:p>
          </table:table-cell>
          <table:table-cell/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69077941.6153846">
            <text:p>69077941.6153846</text:p>
          </table:table-cell>
          <table:table-cell table:style-name="ce4" office:value-type="float" office:value="314">
            <text:p>314</text:p>
          </table:table-cell>
          <table:table-cell table:style-name="ce7" table:formula="of:=[.A3]*[.B3]" office:value-type="float" office:value="21690473667.2308">
            <text:p>21690473667.2308</text:p>
          </table:table-cell>
          <table:table-cell office:value-type="float" office:value="67193449.5">
            <text:p>67193449.5</text:p>
          </table:table-cell>
          <table:table-cell table:style-name="ce9" office:value-type="float" office:value="26">
            <text:p>26</text:p>
          </table:table-cell>
          <table:table-cell table:style-name="ce7" table:formula="of:=[.D3]*[.E3]" office:value-type="float" office:value="1747029687">
            <text:p>1747029687</text:p>
          </table:table-cell>
          <table:table-cell table:style-name="ce6" table:formula="of:=[.C3]+[.F3]" office:value-type="float" office:value="23437503354.2308">
            <text:p>23437503354.2308</text:p>
          </table:table-cell>
          <table:table-cell table:style-name="Default" table:number-columns-repeated="4"/>
          <table:table-cell office:value-type="float" office:value="57477694.2692308">
            <text:p>57477694.2692308</text:p>
          </table:table-cell>
          <table:table-cell table:style-name="ce4" office:value-type="float" office:value="314">
            <text:p>314</text:p>
          </table:table-cell>
          <table:table-cell table:style-name="ce7" table:formula="of:=[.L3]*[.M3]" office:value-type="float" office:value="18047996000.5385">
            <text:p>18047996000.5385</text:p>
          </table:table-cell>
          <table:table-cell office:value-type="float" office:value="51933237.6538462">
            <text:p>51933237.6538462</text:p>
          </table:table-cell>
          <table:table-cell table:style-name="ce9" office:value-type="float" office:value="26">
            <text:p>26</text:p>
          </table:table-cell>
          <table:table-cell table:style-name="ce7" table:formula="of:=[.O3]*[.P3]" office:value-type="float" office:value="1350264179">
            <text:p>1350264179</text:p>
          </table:table-cell>
          <table:table-cell table:style-name="ce6" table:formula="of:=[.N3]+[.Q3]" office:value-type="float" office:value="19398260179.5385">
            <text:p>19398260179.5385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1758014.11538462">
            <text:p>1758014.11538462</text:p>
          </table:table-cell>
          <table:table-cell table:style-name="ce4" office:value-type="float" office:value="314">
            <text:p>314</text:p>
          </table:table-cell>
          <table:table-cell table:style-name="ce7" table:formula="of:=[.A4]*[.B4]" office:value-type="float" office:value="552016432.230771">
            <text:p>552016432.230771</text:p>
          </table:table-cell>
          <table:table-cell office:value-type="float" office:value="1512426.42307692">
            <text:p>1512426.42307692</text:p>
          </table:table-cell>
          <table:table-cell table:style-name="ce9" office:value-type="float" office:value="26">
            <text:p>26</text:p>
          </table:table-cell>
          <table:table-cell table:style-name="ce7" table:formula="of:=[.D4]*[.E4]" office:value-type="float" office:value="39323086.9999999">
            <text:p>39323086.9999999</text:p>
          </table:table-cell>
          <table:table-cell table:style-name="ce6" table:formula="of:=[.C4]+[.F4]" office:value-type="float" office:value="591339519.230771">
            <text:p>591339519.230771</text:p>
          </table:table-cell>
          <table:table-cell table:style-name="Default" table:number-columns-repeated="4"/>
          <table:table-cell office:value-type="float" office:value="1357960.19230769">
            <text:p>1357960.19230769</text:p>
          </table:table-cell>
          <table:table-cell table:style-name="ce4" office:value-type="float" office:value="314">
            <text:p>314</text:p>
          </table:table-cell>
          <table:table-cell table:style-name="ce7" table:formula="of:=[.L4]*[.M4]" office:value-type="float" office:value="426399500.384615">
            <text:p>426399500.384615</text:p>
          </table:table-cell>
          <table:table-cell office:value-type="float" office:value="1128595.38461538">
            <text:p>1128595.38461538</text:p>
          </table:table-cell>
          <table:table-cell table:style-name="ce9" office:value-type="float" office:value="26">
            <text:p>26</text:p>
          </table:table-cell>
          <table:table-cell table:style-name="ce7" table:formula="of:=[.O4]*[.P4]" office:value-type="float" office:value="29343479.9999999">
            <text:p>29343479.9999999</text:p>
          </table:table-cell>
          <table:table-cell table:style-name="ce6" table:formula="of:=[.N4]+[.Q4]" office:value-type="float" office:value="455742980.384615">
            <text:p>455742980.384615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78623885.6538462">
            <text:p>78623885.6538462</text:p>
          </table:table-cell>
          <table:table-cell table:style-name="ce4" office:value-type="float" office:value="314">
            <text:p>314</text:p>
          </table:table-cell>
          <table:table-cell table:style-name="ce7" table:formula="of:=[.A5]*[.B5]" office:value-type="float" office:value="24687900095.3077">
            <text:p>24687900095.3077</text:p>
          </table:table-cell>
          <table:table-cell office:value-type="float" office:value="78750380.8461538">
            <text:p>78750380.8461538</text:p>
          </table:table-cell>
          <table:table-cell table:style-name="ce9" office:value-type="float" office:value="26">
            <text:p>26</text:p>
          </table:table-cell>
          <table:table-cell table:style-name="ce7" table:formula="of:=[.D5]*[.E5]" office:value-type="float" office:value="2047509902">
            <text:p>2047509902</text:p>
          </table:table-cell>
          <table:table-cell table:style-name="ce6" table:formula="of:=[.C5]+[.F5]" office:value-type="float" office:value="26735409997.3077">
            <text:p>26735409997.3077</text:p>
          </table:table-cell>
          <table:table-cell table:style-name="Default" table:number-columns-repeated="4"/>
          <table:table-cell office:value-type="float" office:value="72168628.0769231">
            <text:p>72168628.0769231</text:p>
          </table:table-cell>
          <table:table-cell table:style-name="ce4" office:value-type="float" office:value="314">
            <text:p>314</text:p>
          </table:table-cell>
          <table:table-cell table:style-name="ce7" table:formula="of:=[.L5]*[.M5]" office:value-type="float" office:value="22660949216.1539">
            <text:p>22660949216.1539</text:p>
          </table:table-cell>
          <table:table-cell office:value-type="float" office:value="73045951.1923077">
            <text:p>73045951.1923077</text:p>
          </table:table-cell>
          <table:table-cell table:style-name="ce9" office:value-type="float" office:value="26">
            <text:p>26</text:p>
          </table:table-cell>
          <table:table-cell table:style-name="ce7" table:formula="of:=[.O5]*[.P5]" office:value-type="float" office:value="1899194731">
            <text:p>1899194731</text:p>
          </table:table-cell>
          <table:table-cell table:style-name="ce6" table:formula="of:=[.N5]+[.Q5]" office:value-type="float" office:value="24560143947.1539">
            <text:p>24560143947.1539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82840109.7307692">
            <text:p>82840109.7307692</text:p>
          </table:table-cell>
          <table:table-cell table:style-name="ce4" office:value-type="float" office:value="314">
            <text:p>314</text:p>
          </table:table-cell>
          <table:table-cell table:style-name="ce7" table:formula="of:=[.A6]*[.B6]" office:value-type="float" office:value="26011794455.4615">
            <text:p>26011794455.4615</text:p>
          </table:table-cell>
          <table:table-cell office:value-type="float" office:value="78387873.6923077">
            <text:p>78387873.6923077</text:p>
          </table:table-cell>
          <table:table-cell table:style-name="ce9" office:value-type="float" office:value="26">
            <text:p>26</text:p>
          </table:table-cell>
          <table:table-cell table:style-name="ce7" table:formula="of:=[.D6]*[.E6]" office:value-type="float" office:value="2038084716">
            <text:p>2038084716</text:p>
          </table:table-cell>
          <table:table-cell table:style-name="ce6" table:formula="of:=[.C6]+[.F6]" office:value-type="float" office:value="28049879171.4615">
            <text:p>28049879171.4615</text:p>
          </table:table-cell>
          <table:table-cell table:style-name="Default" table:number-columns-repeated="4"/>
          <table:table-cell office:value-type="float" office:value="74466118">
            <text:p>74466118</text:p>
          </table:table-cell>
          <table:table-cell table:style-name="ce4" office:value-type="float" office:value="314">
            <text:p>314</text:p>
          </table:table-cell>
          <table:table-cell table:style-name="ce7" table:formula="of:=[.L6]*[.M6]" office:value-type="float" office:value="23382361052">
            <text:p>23382361052</text:p>
          </table:table-cell>
          <table:table-cell office:value-type="float" office:value="70336228.6923077">
            <text:p>70336228.6923077</text:p>
          </table:table-cell>
          <table:table-cell table:style-name="ce9" office:value-type="float" office:value="26">
            <text:p>26</text:p>
          </table:table-cell>
          <table:table-cell table:style-name="ce7" table:formula="of:=[.O6]*[.P6]" office:value-type="float" office:value="1828741946">
            <text:p>1828741946</text:p>
          </table:table-cell>
          <table:table-cell table:style-name="ce6" table:formula="of:=[.N6]+[.Q6]" office:value-type="float" office:value="25211102998">
            <text:p>25211102998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9821393.26923077">
            <text:p>9821393.26923077</text:p>
          </table:table-cell>
          <table:table-cell table:style-name="ce4" office:value-type="float" office:value="314">
            <text:p>314</text:p>
          </table:table-cell>
          <table:table-cell table:style-name="ce7" table:formula="of:=[.A7]*[.B7]" office:value-type="float" office:value="3083917486.53846">
            <text:p>3083917486.53846</text:p>
          </table:table-cell>
          <table:table-cell office:value-type="float" office:value="9703817.11538462">
            <text:p>9703817.11538462</text:p>
          </table:table-cell>
          <table:table-cell table:style-name="ce9" office:value-type="float" office:value="26">
            <text:p>26</text:p>
          </table:table-cell>
          <table:table-cell table:style-name="ce7" table:formula="of:=[.D7]*[.E7]" office:value-type="float" office:value="252299245">
            <text:p>252299245</text:p>
          </table:table-cell>
          <table:table-cell table:style-name="ce6" table:formula="of:=[.C7]+[.F7]" office:value-type="float" office:value="3336216731.53846">
            <text:p>3336216731.53846</text:p>
          </table:table-cell>
          <table:table-cell table:style-name="Default" table:number-columns-repeated="4"/>
          <table:table-cell office:value-type="float" office:value="8146895.11538462">
            <text:p>8146895.11538462</text:p>
          </table:table-cell>
          <table:table-cell table:style-name="ce4" office:value-type="float" office:value="314">
            <text:p>314</text:p>
          </table:table-cell>
          <table:table-cell table:style-name="ce7" table:formula="of:=[.L7]*[.M7]" office:value-type="float" office:value="2558125066.23077">
            <text:p>2558125066.23077</text:p>
          </table:table-cell>
          <table:table-cell office:value-type="float" office:value="5684724.80769231">
            <text:p>5684724.80769231</text:p>
          </table:table-cell>
          <table:table-cell table:style-name="ce9" office:value-type="float" office:value="26">
            <text:p>26</text:p>
          </table:table-cell>
          <table:table-cell table:style-name="ce7" table:formula="of:=[.O7]*[.P7]" office:value-type="float" office:value="147802845">
            <text:p>147802845</text:p>
          </table:table-cell>
          <table:table-cell table:style-name="ce6" table:formula="of:=[.N7]+[.Q7]" office:value-type="float" office:value="2705927911.23077">
            <text:p>2705927911.23077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604800.961538462">
            <text:p>604800.961538462</text:p>
          </table:table-cell>
          <table:table-cell table:style-name="ce4" office:value-type="float" office:value="314">
            <text:p>314</text:p>
          </table:table-cell>
          <table:table-cell table:style-name="ce7" table:formula="of:=[.A8]*[.B8]" office:value-type="float" office:value="189907501.923077">
            <text:p>189907501.923077</text:p>
          </table:table-cell>
          <table:table-cell office:value-type="float" office:value="507906.5">
            <text:p>507906.5</text:p>
          </table:table-cell>
          <table:table-cell table:style-name="ce9" office:value-type="float" office:value="26">
            <text:p>26</text:p>
          </table:table-cell>
          <table:table-cell table:style-name="ce7" table:formula="of:=[.D8]*[.E8]" office:value-type="float" office:value="13205569">
            <text:p>13205569</text:p>
          </table:table-cell>
          <table:table-cell table:style-name="ce6" table:formula="of:=[.C8]+[.F8]" office:value-type="float" office:value="203113070.923077">
            <text:p>203113070.923077</text:p>
          </table:table-cell>
          <table:table-cell table:style-name="Default" table:number-columns-repeated="4"/>
          <table:table-cell office:value-type="float" office:value="331655.730769231">
            <text:p>331655.730769231</text:p>
          </table:table-cell>
          <table:table-cell table:style-name="ce4" office:value-type="float" office:value="314">
            <text:p>314</text:p>
          </table:table-cell>
          <table:table-cell table:style-name="ce7" table:formula="of:=[.L8]*[.M8]" office:value-type="float" office:value="104139899.461539">
            <text:p>104139899.461539</text:p>
          </table:table-cell>
          <table:table-cell office:value-type="float" office:value="219485.653846154">
            <text:p>219485.653846154</text:p>
          </table:table-cell>
          <table:table-cell table:style-name="ce9" office:value-type="float" office:value="26">
            <text:p>26</text:p>
          </table:table-cell>
          <table:table-cell table:style-name="ce7" table:formula="of:=[.O8]*[.P8]" office:value-type="float" office:value="5706627">
            <text:p>5706627</text:p>
          </table:table-cell>
          <table:table-cell table:style-name="ce6" table:formula="of:=[.N8]+[.Q8]" office:value-type="float" office:value="109846526.461539">
            <text:p>109846526.461539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3341925.65384615">
            <text:p>3341925.65384615</text:p>
          </table:table-cell>
          <table:table-cell table:style-name="ce4" office:value-type="float" office:value="314">
            <text:p>314</text:p>
          </table:table-cell>
          <table:table-cell table:style-name="ce7" table:formula="of:=[.A9]*[.B9]" office:value-type="float" office:value="1049364655.30769">
            <text:p>1049364655.30769</text:p>
          </table:table-cell>
          <table:table-cell office:value-type="float" office:value="2506395.88461538">
            <text:p>2506395.88461538</text:p>
          </table:table-cell>
          <table:table-cell table:style-name="ce9" office:value-type="float" office:value="26">
            <text:p>26</text:p>
          </table:table-cell>
          <table:table-cell table:style-name="ce7" table:formula="of:=[.D9]*[.E9]" office:value-type="float" office:value="65166292.9999999">
            <text:p>65166292.9999999</text:p>
          </table:table-cell>
          <table:table-cell table:style-name="ce6" table:formula="of:=[.C9]+[.F9]" office:value-type="float" office:value="1114530948.30769">
            <text:p>1114530948.30769</text:p>
          </table:table-cell>
          <table:table-cell table:style-name="Default" table:number-columns-repeated="4"/>
          <table:table-cell office:value-type="float" office:value="1960168.92307692">
            <text:p>1960168.92307692</text:p>
          </table:table-cell>
          <table:table-cell table:style-name="ce4" office:value-type="float" office:value="314">
            <text:p>314</text:p>
          </table:table-cell>
          <table:table-cell table:style-name="ce7" table:formula="of:=[.L9]*[.M9]" office:value-type="float" office:value="615493041.846153">
            <text:p>615493041.846153</text:p>
          </table:table-cell>
          <table:table-cell office:value-type="float" office:value="1650269.19230769">
            <text:p>1650269.19230769</text:p>
          </table:table-cell>
          <table:table-cell table:style-name="ce9" office:value-type="float" office:value="26">
            <text:p>26</text:p>
          </table:table-cell>
          <table:table-cell table:style-name="ce7" table:formula="of:=[.O9]*[.P9]" office:value-type="float" office:value="42906998.9999999">
            <text:p>42906998.9999999</text:p>
          </table:table-cell>
          <table:table-cell table:style-name="ce6" table:formula="of:=[.N9]+[.Q9]" office:value-type="float" office:value="658400040.846153">
            <text:p>658400040.846153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4717277.88461539">
            <text:p>4717277.88461539</text:p>
          </table:table-cell>
          <table:table-cell table:style-name="ce4" office:value-type="float" office:value="314">
            <text:p>314</text:p>
          </table:table-cell>
          <table:table-cell table:style-name="ce7" table:formula="of:=[.A10]*[.B10]" office:value-type="float" office:value="1481225255.76923">
            <text:p>1481225255.76923</text:p>
          </table:table-cell>
          <table:table-cell office:value-type="float" office:value="4177883.07692308">
            <text:p>4177883.07692308</text:p>
          </table:table-cell>
          <table:table-cell table:style-name="ce9" office:value-type="float" office:value="26">
            <text:p>26</text:p>
          </table:table-cell>
          <table:table-cell table:style-name="ce7" table:formula="of:=[.D10]*[.E10]" office:value-type="float" office:value="108624960">
            <text:p>108624960</text:p>
          </table:table-cell>
          <table:table-cell table:style-name="ce6" table:formula="of:=[.C10]+[.F10]" office:value-type="float" office:value="1589850215.76923">
            <text:p>1589850215.76923</text:p>
          </table:table-cell>
          <table:table-cell table:style-name="Default" table:number-columns-repeated="4"/>
          <table:table-cell office:value-type="float" office:value="3488134.80769231">
            <text:p>3488134.80769231</text:p>
          </table:table-cell>
          <table:table-cell table:style-name="ce4" office:value-type="float" office:value="314">
            <text:p>314</text:p>
          </table:table-cell>
          <table:table-cell table:style-name="ce7" table:formula="of:=[.L10]*[.M10]" office:value-type="float" office:value="1095274329.61539">
            <text:p>1095274329.61539</text:p>
          </table:table-cell>
          <table:table-cell office:value-type="float" office:value="2946629.53846154">
            <text:p>2946629.53846154</text:p>
          </table:table-cell>
          <table:table-cell table:style-name="ce9" office:value-type="float" office:value="26">
            <text:p>26</text:p>
          </table:table-cell>
          <table:table-cell table:style-name="ce7" table:formula="of:=[.O10]*[.P10]" office:value-type="float" office:value="76612368">
            <text:p>76612368</text:p>
          </table:table-cell>
          <table:table-cell table:style-name="ce6" table:formula="of:=[.N10]+[.Q10]" office:value-type="float" office:value="1171886697.61539">
            <text:p>1171886697.61539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63005554.9615385">
            <text:p>63005554.9615385</text:p>
          </table:table-cell>
          <table:table-cell table:style-name="ce4" office:value-type="float" office:value="314">
            <text:p>314</text:p>
          </table:table-cell>
          <table:table-cell table:style-name="ce7" table:formula="of:=[.A11]*[.B11]" office:value-type="float" office:value="19783744257.9231">
            <text:p>19783744257.9231</text:p>
          </table:table-cell>
          <table:table-cell office:value-type="float" office:value="57468968.4230769">
            <text:p>57468968.4230769</text:p>
          </table:table-cell>
          <table:table-cell table:style-name="ce9" office:value-type="float" office:value="26">
            <text:p>26</text:p>
          </table:table-cell>
          <table:table-cell table:style-name="ce7" table:formula="of:=[.D11]*[.E11]" office:value-type="float" office:value="1494193179">
            <text:p>1494193179</text:p>
          </table:table-cell>
          <table:table-cell table:style-name="ce6" table:formula="of:=[.C11]+[.F11]" office:value-type="float" office:value="21277937436.9231">
            <text:p>21277937436.9231</text:p>
          </table:table-cell>
          <table:table-cell table:style-name="Default" table:number-columns-repeated="4"/>
          <table:table-cell office:value-type="float" office:value="52823294.3076923">
            <text:p>52823294.3076923</text:p>
          </table:table-cell>
          <table:table-cell table:style-name="ce4" office:value-type="float" office:value="314">
            <text:p>314</text:p>
          </table:table-cell>
          <table:table-cell table:style-name="ce7" table:formula="of:=[.L11]*[.M11]" office:value-type="float" office:value="16586514412.6154">
            <text:p>16586514412.6154</text:p>
          </table:table-cell>
          <table:table-cell office:value-type="float" office:value="46071955.8461539">
            <text:p>46071955.8461539</text:p>
          </table:table-cell>
          <table:table-cell table:style-name="ce9" office:value-type="float" office:value="26">
            <text:p>26</text:p>
          </table:table-cell>
          <table:table-cell table:style-name="ce7" table:formula="of:=[.O11]*[.P11]" office:value-type="float" office:value="1197870852">
            <text:p>1197870852</text:p>
          </table:table-cell>
          <table:table-cell table:style-name="ce6" table:formula="of:=[.N11]+[.Q11]" office:value-type="float" office:value="17784385264.6154">
            <text:p>17784385264.6154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153905904.730769">
            <text:p>153905904.730769</text:p>
          </table:table-cell>
          <table:table-cell table:style-name="ce4" office:value-type="float" office:value="314">
            <text:p>314</text:p>
          </table:table-cell>
          <table:table-cell table:style-name="ce7" table:formula="of:=[.A12]*[.B12]" office:value-type="float" office:value="48326454085.4615">
            <text:p>48326454085.4615</text:p>
          </table:table-cell>
          <table:table-cell office:value-type="float" office:value="124250153.115385">
            <text:p>124250153.115385</text:p>
          </table:table-cell>
          <table:table-cell table:style-name="ce9" office:value-type="float" office:value="26">
            <text:p>26</text:p>
          </table:table-cell>
          <table:table-cell table:style-name="ce7" table:formula="of:=[.D12]*[.E12]" office:value-type="float" office:value="3230503981.00001">
            <text:p>3230503981.00001</text:p>
          </table:table-cell>
          <table:table-cell table:style-name="ce6" table:formula="of:=[.C12]+[.F12]" office:value-type="float" office:value="51556958066.4615">
            <text:p>51556958066.4615</text:p>
          </table:table-cell>
          <table:table-cell table:style-name="Default" table:number-columns-repeated="4"/>
          <table:table-cell office:value-type="float" office:value="131560890.076923">
            <text:p>131560890.076923</text:p>
          </table:table-cell>
          <table:table-cell table:style-name="ce4" office:value-type="float" office:value="314">
            <text:p>314</text:p>
          </table:table-cell>
          <table:table-cell table:style-name="ce7" table:formula="of:=[.L12]*[.M12]" office:value-type="float" office:value="41310119484.1538">
            <text:p>41310119484.1538</text:p>
          </table:table-cell>
          <table:table-cell office:value-type="float" office:value="99056655.1153846">
            <text:p>99056655.1153846</text:p>
          </table:table-cell>
          <table:table-cell table:style-name="ce9" office:value-type="float" office:value="26">
            <text:p>26</text:p>
          </table:table-cell>
          <table:table-cell table:style-name="ce7" table:formula="of:=[.O12]*[.P12]" office:value-type="float" office:value="2575473033">
            <text:p>2575473033</text:p>
          </table:table-cell>
          <table:table-cell table:style-name="ce6" table:formula="of:=[.N12]+[.Q12]" office:value-type="float" office:value="43885592517.1538">
            <text:p>43885592517.1538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office:value-type="float" office:value="178111470.307692">
            <text:p>178111470.307692</text:p>
          </table:table-cell>
          <table:table-cell table:style-name="ce4" office:value-type="float" office:value="314">
            <text:p>314</text:p>
          </table:table-cell>
          <table:table-cell table:style-name="ce7" table:formula="of:=[.A13]*[.B13]" office:value-type="float" office:value="55927001676.6153">
            <text:p>55927001676.6153</text:p>
          </table:table-cell>
          <table:table-cell office:value-type="float" office:value="156094447.653846">
            <text:p>156094447.653846</text:p>
          </table:table-cell>
          <table:table-cell table:style-name="ce9" office:value-type="float" office:value="26">
            <text:p>26</text:p>
          </table:table-cell>
          <table:table-cell table:style-name="ce7" table:formula="of:=[.D13]*[.E13]" office:value-type="float" office:value="4058455639">
            <text:p>4058455639</text:p>
          </table:table-cell>
          <table:table-cell table:style-name="ce6" table:formula="of:=[.C13]+[.F13]" office:value-type="float" office:value="59985457315.6153">
            <text:p>59985457315.6153</text:p>
          </table:table-cell>
          <table:table-cell table:style-name="Default" table:number-columns-repeated="4"/>
          <table:table-cell office:value-type="float" office:value="155363696.076923">
            <text:p>155363696.076923</text:p>
          </table:table-cell>
          <table:table-cell table:style-name="ce4" office:value-type="float" office:value="314">
            <text:p>314</text:p>
          </table:table-cell>
          <table:table-cell table:style-name="ce7" table:formula="of:=[.L13]*[.M13]" office:value-type="float" office:value="48784200568.1538">
            <text:p>48784200568.1538</text:p>
          </table:table-cell>
          <table:table-cell office:value-type="float" office:value="139795379.846154">
            <text:p>139795379.846154</text:p>
          </table:table-cell>
          <table:table-cell table:style-name="ce9" office:value-type="float" office:value="26">
            <text:p>26</text:p>
          </table:table-cell>
          <table:table-cell table:style-name="ce7" table:formula="of:=[.O13]*[.P13]" office:value-type="float" office:value="3634679876">
            <text:p>3634679876</text:p>
          </table:table-cell>
          <table:table-cell table:style-name="ce6" table:formula="of:=[.N13]+[.Q13]" office:value-type="float" office:value="52418880444.1538">
            <text:p>52418880444.1538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table:style-name="ce3" table:formula="of:=SUM([.A3:.A13])" office:value-type="float" office:value="645808278.884615">
            <text:p>645808278.884615</text:p>
          </table:table-cell>
          <table:table-cell/>
          <table:table-cell table:style-name="ce8" table:formula="of:=SUM([.C3:.C13])" office:value-type="float" office:value="202783799569.769">
            <text:p>202783799569.769</text:p>
          </table:table-cell>
          <table:table-cell table:style-name="ce3" table:formula="of:=SUM([.D3:.D13])" office:value-type="float" office:value="580553702.230769">
            <text:p>580553702.230769</text:p>
          </table:table-cell>
          <table:table-cell/>
          <table:table-cell table:style-name="ce8" table:formula="of:=SUM([.F3:.F13])" office:value-type="float" office:value="15094396258">
            <text:p>15094396258</text:p>
          </table:table-cell>
          <table:table-cell table:style-name="ce10" table:formula="of:=[.C14]+[.F14]" office:value-type="float" office:value="217878195827.769">
            <text:p>217878195827.769</text:p>
          </table:table-cell>
          <table:table-cell table:style-name="Default" table:number-columns-repeated="4"/>
          <table:table-cell table:style-name="ce3" table:formula="of:=SUM([.L3:.L13])" office:value-type="float" office:value="559145135.576923">
            <text:p>559145135.576923</text:p>
          </table:table-cell>
          <table:table-cell/>
          <table:table-cell table:style-name="ce8" table:formula="of:=SUM([.N3:.N13])" office:value-type="float" office:value="175571572571.154">
            <text:p>175571572571.154</text:p>
          </table:table-cell>
          <table:table-cell table:style-name="ce3" table:formula="of:=SUM([.O3:.O13])" office:value-type="float" office:value="491869112.923077">
            <text:p>491869112.923077</text:p>
          </table:table-cell>
          <table:table-cell/>
          <table:table-cell table:style-name="ce8" table:formula="of:=SUM([.Q3:.Q13])" office:value-type="float" office:value="12788596936">
            <text:p>12788596936</text:p>
          </table:table-cell>
          <table:table-cell table:style-name="ce10" table:formula="of:=[.N14]+[.Q14]" office:value-type="float" office:value="188360169507.154">
            <text:p>188360169507.154</text:p>
          </table:table-cell>
          <table:table-cell table:style-name="Default" table:number-columns-repeated="6"/>
          <table:table-cell table:number-columns-repeated="994"/>
        </table:table-row>
        <table:table-row table:style-name="ro3">
          <table:table-cell table:number-columns-repeated="18"/>
          <table:table-cell table:style-name="Default" table:number-columns-repeated="6"/>
          <table:table-cell table:number-columns-repeated="994"/>
        </table:table-row>
        <table:table-row table:style-name="ro4">
          <table:table-cell table:style-name="ce1" office:value-type="string" table:number-columns-spanned="7" table:number-rows-spanned="1">
            <text:p>Selfinv No polling 1M – 16</text:p>
          </table:table-cell>
          <table:covered-table-cell table:number-columns-repeated="6" table:style-name="ce5"/>
          <table:table-cell table:number-columns-repeated="3"/>
          <table:table-cell table:style-name="Default"/>
          <table:table-cell table:style-name="ce1" office:value-type="string" table:number-columns-spanned="7" table:number-rows-spanned="1">
            <text:p>Selfinv No polling 1M</text:p>
          </table:table-cell>
          <table:covered-table-cell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4"/>
          <table:table-cell table:style-name="Default" table:number-columns-repeated="3"/>
          <table:table-cell table:number-columns-repeated="993"/>
        </table:table-row>
        <table:table-row table:style-name="ro1">
          <table:table-cell office:value-type="string">
            <text:p>Miss</text:p>
          </table:table-cell>
          <table:table-cell office:value-type="string">
            <text:p>Bits Miss</text:p>
          </table:table-cell>
          <table:table-cell/>
          <table:table-cell office:value-type="string">
            <text:p>Inv</text:p>
          </table:table-cell>
          <table:table-cell office:value-type="string">
            <text:p>Bits Inv</text:p>
          </table:table-cell>
          <table:table-cell table:number-columns-repeated="3"/>
          <table:table-cell table:style-name="ce13" office:value-type="string" table:number-columns-spanned="2" table:number-rows-spanned="1">
            <text:p>Energy cost for time-based</text:p>
          </table:table-cell>
          <table:covered-table-cell table:style-name="ce15"/>
          <table:table-cell table:style-name="Default"/>
          <table:table-cell office:value-type="string">
            <text:p>Miss</text:p>
          </table:table-cell>
          <table:table-cell office:value-type="string">
            <text:p>Bits Miss</text:p>
          </table:table-cell>
          <table:table-cell/>
          <table:table-cell office:value-type="string">
            <text:p>Inv</text:p>
          </table:table-cell>
          <table:table-cell office:value-type="string">
            <text:p>Bits Inv</text:p>
          </table:table-cell>
          <table:table-cell table:number-columns-repeated="3"/>
          <table:table-cell table:style-name="ce13" office:value-type="string" table:number-columns-spanned="2" table:number-rows-spanned="1">
            <text:p>Energy cost for time-based</text:p>
          </table:table-cell>
          <table:covered-table-cell table:style-name="ce15"/>
          <table:table-cell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993"/>
        </table:table-row>
        <table:table-row table:style-name="ro1">
          <table:table-cell office:value-type="float" office:value="47941249.1153846">
            <text:p>47941249.1153846</text:p>
          </table:table-cell>
          <table:table-cell table:style-name="ce4" office:value-type="float" office:value="314">
            <text:p>314</text:p>
          </table:table-cell>
          <table:table-cell table:style-name="ce7" table:formula="of:=[.A18]*[.B18]" office:value-type="float" office:value="15053552222.2308">
            <text:p>15053552222.2308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18]+[.F18]" office:value-type="float" office:value="15053552222.2308">
            <text:p>15053552222.2308</text:p>
          </table:table-cell>
          <table:table-cell table:style-name="ce11" table:formula="of:=[.G18]*100/[.G3]" office:value-type="float" office:value="64.2284802895331">
            <text:p>64.2284802895</text:p>
          </table:table-cell>
          <table:table-cell table:style-name="ce13" table:formula="of:=[.G29]*100/[.G14]" office:value-type="float" office:value="99.2372725130656" table:number-columns-spanned="2" table:number-rows-spanned="1">
            <text:p>99.2372725131</text:p>
          </table:table-cell>
          <table:covered-table-cell table:style-name="ce15"/>
          <table:table-cell table:style-name="Default"/>
          <table:table-cell office:value-type="float" office:value="44094560.8461539">
            <text:p>44094560.8461539</text:p>
          </table:table-cell>
          <table:table-cell table:style-name="ce4" office:value-type="float" office:value="314">
            <text:p>314</text:p>
          </table:table-cell>
          <table:table-cell table:style-name="ce7" table:formula="of:=[.L18]*[.M18]" office:value-type="float" office:value="13845692105.6923">
            <text:p>13845692105.6923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18]+[.Q18]" office:value-type="float" office:value="13845692105.6923">
            <text:p>13845692105.6923</text:p>
          </table:table-cell>
          <table:table-cell table:style-name="ce11" table:formula="of:=[.R18]*100/[.R3]" office:value-type="float" office:value="71.3759480362931">
            <text:p>71.3759480363</text:p>
          </table:table-cell>
          <table:table-cell table:style-name="ce13" table:formula="of:=[.R29]*100/[.R14]" office:value-type="float" office:value="101.045552694279" table:number-columns-spanned="2" table:number-rows-spanned="1">
            <text:p>101.0455526943</text:p>
          </table:table-cell>
          <table:covered-table-cell table:style-name="ce15"/>
          <table:table-cell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993"/>
        </table:table-row>
        <table:table-row table:style-name="ro3">
          <table:table-cell office:value-type="float" office:value="2179102.19230769">
            <text:p>2179102.19230769</text:p>
          </table:table-cell>
          <table:table-cell table:style-name="ce4" office:value-type="float" office:value="314">
            <text:p>314</text:p>
          </table:table-cell>
          <table:table-cell table:style-name="ce7" table:formula="of:=[.A19]*[.B19]" office:value-type="float" office:value="684238088.384615">
            <text:p>684238088.384615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19]+[.F19]" office:value-type="float" office:value="684238088.384615">
            <text:p>684238088.384615</text:p>
          </table:table-cell>
          <table:table-cell table:style-name="ce11" table:formula="of:=[.G19]*100/[.G4]" office:value-type="float" office:value="115.709852991846">
            <text:p>115.7098529918</text:p>
          </table:table-cell>
          <table:table-cell table:style-name="ce14" table:number-columns-repeated="2"/>
          <table:table-cell table:style-name="Default"/>
          <table:table-cell office:value-type="float" office:value="1551006.96153846">
            <text:p>1551006.96153846</text:p>
          </table:table-cell>
          <table:table-cell table:style-name="ce4" office:value-type="float" office:value="314">
            <text:p>314</text:p>
          </table:table-cell>
          <table:table-cell table:style-name="ce7" table:formula="of:=[.L19]*[.M19]" office:value-type="float" office:value="487016185.923076">
            <text:p>487016185.923076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19]+[.Q19]" office:value-type="float" office:value="487016185.923076">
            <text:p>487016185.923076</text:p>
          </table:table-cell>
          <table:table-cell table:style-name="ce11" table:formula="of:=[.R19]*100/[.R4]" office:value-type="float" office:value="106.862026818728">
            <text:p>106.8620268187</text:p>
          </table:table-cell>
          <table:table-cell table:number-columns-repeated="3"/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float" office:value="90627988.5769231">
            <text:p>90627988.5769231</text:p>
          </table:table-cell>
          <table:table-cell table:style-name="ce4" office:value-type="float" office:value="314">
            <text:p>314</text:p>
          </table:table-cell>
          <table:table-cell table:style-name="ce7" table:formula="of:=[.A20]*[.B20]" office:value-type="float" office:value="28457188413.1539">
            <text:p>28457188413.1539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0]+[.F20]" office:value-type="float" office:value="28457188413.1539">
            <text:p>28457188413.1539</text:p>
          </table:table-cell>
          <table:table-cell table:style-name="ce11" table:formula="of:=[.G20]*100/[.G5]" office:value-type="float" office:value="106.440067371398">
            <text:p>106.4400673714</text:p>
          </table:table-cell>
          <table:table-cell table:style-name="ce14" table:number-columns-repeated="2"/>
          <table:table-cell table:style-name="Default"/>
          <table:table-cell office:value-type="float" office:value="81556042.6153846">
            <text:p>81556042.6153846</text:p>
          </table:table-cell>
          <table:table-cell table:style-name="ce4" office:value-type="float" office:value="314">
            <text:p>314</text:p>
          </table:table-cell>
          <table:table-cell table:style-name="ce7" table:formula="of:=[.L20]*[.M20]" office:value-type="float" office:value="25608597381.2308">
            <text:p>25608597381.2308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0]+[.Q20]" office:value-type="float" office:value="25608597381.2308">
            <text:p>25608597381.2308</text:p>
          </table:table-cell>
          <table:table-cell table:style-name="ce11" table:formula="of:=[.R20]*100/[.R5]" office:value-type="float" office:value="104.268922186828">
            <text:p>104.2689221868</text:p>
          </table:table-cell>
          <table:table-cell table:number-columns-repeated="3"/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float" office:value="95160860.5384615">
            <text:p>95160860.5384615</text:p>
          </table:table-cell>
          <table:table-cell table:style-name="ce4" office:value-type="float" office:value="314">
            <text:p>314</text:p>
          </table:table-cell>
          <table:table-cell table:style-name="ce7" table:formula="of:=[.A21]*[.B21]" office:value-type="float" office:value="29880510209.0769">
            <text:p>29880510209.0769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1]+[.F21]" office:value-type="float" office:value="29880510209.0769">
            <text:p>29880510209.0769</text:p>
          </table:table-cell>
          <table:table-cell table:style-name="ce11" table:formula="of:=[.G21]*100/[.G6]" office:value-type="float" office:value="106.526341972546">
            <text:p>106.5263419725</text:p>
          </table:table-cell>
          <table:table-cell table:style-name="ce14" table:number-columns-repeated="2"/>
          <table:table-cell table:style-name="Default"/>
          <table:table-cell office:value-type="float" office:value="89401833.4230769">
            <text:p>89401833.4230769</text:p>
          </table:table-cell>
          <table:table-cell table:style-name="ce4" office:value-type="float" office:value="314">
            <text:p>314</text:p>
          </table:table-cell>
          <table:table-cell table:style-name="ce7" table:formula="of:=[.L21]*[.M21]" office:value-type="float" office:value="28072175694.8461">
            <text:p>28072175694.846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1]+[.Q21]" office:value-type="float" office:value="28072175694.8461">
            <text:p>28072175694.8461</text:p>
          </table:table-cell>
          <table:table-cell table:style-name="ce11" table:formula="of:=[.R21]*100/[.R6]" office:value-type="float" office:value="111.348463004864">
            <text:p>111.3484630049</text:p>
          </table:table-cell>
          <table:table-cell table:number-columns-repeated="3"/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float" office:value="14085527.8076923">
            <text:p>14085527.8076923</text:p>
          </table:table-cell>
          <table:table-cell table:style-name="ce4" office:value-type="float" office:value="314">
            <text:p>314</text:p>
          </table:table-cell>
          <table:table-cell table:style-name="ce7" table:formula="of:=[.A22]*[.B22]" office:value-type="float" office:value="4422855731.61538">
            <text:p>4422855731.61538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2]+[.F22]" office:value-type="float" office:value="4422855731.61538">
            <text:p>4422855731.61538</text:p>
          </table:table-cell>
          <table:table-cell table:style-name="ce11" table:formula="of:=[.G22]*100/[.G7]" office:value-type="float" office:value="132.570995457355">
            <text:p>132.5709954574</text:p>
          </table:table-cell>
          <table:table-cell table:style-name="ce14" table:number-columns-repeated="3"/>
          <table:table-cell office:value-type="float" office:value="12917094.2692308">
            <text:p>12917094.2692308</text:p>
          </table:table-cell>
          <table:table-cell table:style-name="ce4" office:value-type="float" office:value="314">
            <text:p>314</text:p>
          </table:table-cell>
          <table:table-cell table:style-name="ce7" table:formula="of:=[.L22]*[.M22]" office:value-type="float" office:value="4055967600.53847">
            <text:p>4055967600.53847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2]+[.Q22]" office:value-type="float" office:value="4055967600.53847">
            <text:p>4055967600.53847</text:p>
          </table:table-cell>
          <table:table-cell table:style-name="ce11" table:formula="of:=[.R22]*100/[.R7]" office:value-type="float" office:value="149.891931108159">
            <text:p>149.8919311082</text:p>
          </table:table-cell>
          <table:table-cell table:number-columns-repeated="999"/>
        </table:table-row>
        <table:table-row table:style-name="ro3">
          <table:table-cell office:value-type="float" office:value="1123983.26923077">
            <text:p>1123983.26923077</text:p>
          </table:table-cell>
          <table:table-cell table:style-name="ce4" office:value-type="float" office:value="314">
            <text:p>314</text:p>
          </table:table-cell>
          <table:table-cell table:style-name="ce7" table:formula="of:=[.A23]*[.B23]" office:value-type="float" office:value="352930746.538462">
            <text:p>352930746.538462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3]+[.F23]" office:value-type="float" office:value="352930746.538462">
            <text:p>352930746.538462</text:p>
          </table:table-cell>
          <table:table-cell table:style-name="ce11" table:formula="of:=[.G23]*100/[.G8]" office:value-type="float" office:value="173.760725951568">
            <text:p>173.7607259516</text:p>
          </table:table-cell>
          <table:table-cell table:style-name="ce14" table:number-columns-repeated="3"/>
          <table:table-cell office:value-type="float" office:value="544091.115384615">
            <text:p>544091.115384615</text:p>
          </table:table-cell>
          <table:table-cell table:style-name="ce4" office:value-type="float" office:value="314">
            <text:p>314</text:p>
          </table:table-cell>
          <table:table-cell table:style-name="ce7" table:formula="of:=[.L23]*[.M23]" office:value-type="float" office:value="170844610.230769">
            <text:p>170844610.230769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3]+[.Q23]" office:value-type="float" office:value="170844610.230769">
            <text:p>170844610.230769</text:p>
          </table:table-cell>
          <table:table-cell table:style-name="ce11" table:formula="of:=[.R23]*100/[.R8]" office:value-type="float" office:value="155.530280049946">
            <text:p>155.5302800499</text:p>
          </table:table-cell>
          <table:table-cell table:number-columns-repeated="999"/>
        </table:table-row>
        <table:table-row table:style-name="ro3">
          <table:table-cell office:value-type="float" office:value="4895591.11538462">
            <text:p>4895591.11538462</text:p>
          </table:table-cell>
          <table:table-cell table:style-name="ce4" office:value-type="float" office:value="314">
            <text:p>314</text:p>
          </table:table-cell>
          <table:table-cell table:style-name="ce7" table:formula="of:=[.A24]*[.B24]" office:value-type="float" office:value="1537215610.23077">
            <text:p>1537215610.23077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4]+[.F24]" office:value-type="float" office:value="1537215610.23077">
            <text:p>1537215610.23077</text:p>
          </table:table-cell>
          <table:table-cell table:style-name="ce11" table:formula="of:=[.G24]*100/[.G9]" office:value-type="float" office:value="137.924892311415">
            <text:p>137.9248923114</text:p>
          </table:table-cell>
          <table:table-cell table:style-name="ce14" table:number-columns-repeated="3"/>
          <table:table-cell office:value-type="float" office:value="3370171.07692308">
            <text:p>3370171.07692308</text:p>
          </table:table-cell>
          <table:table-cell table:style-name="ce4" office:value-type="float" office:value="314">
            <text:p>314</text:p>
          </table:table-cell>
          <table:table-cell table:style-name="ce7" table:formula="of:=[.L24]*[.M24]" office:value-type="float" office:value="1058233718.15385">
            <text:p>1058233718.15385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4]+[.Q24]" office:value-type="float" office:value="1058233718.15385">
            <text:p>1058233718.15385</text:p>
          </table:table-cell>
          <table:table-cell table:style-name="ce11" table:formula="of:=[.R24]*100/[.R9]" office:value-type="float" office:value="160.728076018015">
            <text:p>160.728076018</text:p>
          </table:table-cell>
          <table:table-cell table:number-columns-repeated="999"/>
        </table:table-row>
        <table:table-row table:style-name="ro3">
          <table:table-cell office:value-type="float" office:value="6211524.23076923">
            <text:p>6211524.23076923</text:p>
          </table:table-cell>
          <table:table-cell table:style-name="ce4" office:value-type="float" office:value="314">
            <text:p>314</text:p>
          </table:table-cell>
          <table:table-cell table:style-name="ce7" table:formula="of:=[.A25]*[.B25]" office:value-type="float" office:value="1950418608.46154">
            <text:p>1950418608.46154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5]+[.F25]" office:value-type="float" office:value="1950418608.46154">
            <text:p>1950418608.46154</text:p>
          </table:table-cell>
          <table:table-cell table:style-name="ce11" table:formula="of:=[.G25]*100/[.G10]" office:value-type="float" office:value="122.67939388981">
            <text:p>122.6793938898</text:p>
          </table:table-cell>
          <table:table-cell table:style-name="ce14" table:number-columns-repeated="3"/>
          <table:table-cell office:value-type="float" office:value="4338010.69230769">
            <text:p>4338010.69230769</text:p>
          </table:table-cell>
          <table:table-cell table:style-name="ce4" office:value-type="float" office:value="314">
            <text:p>314</text:p>
          </table:table-cell>
          <table:table-cell table:style-name="ce7" table:formula="of:=[.L25]*[.M25]" office:value-type="float" office:value="1362135357.38461">
            <text:p>1362135357.38461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5]+[.Q25]" office:value-type="float" office:value="1362135357.38461">
            <text:p>1362135357.38461</text:p>
          </table:table-cell>
          <table:table-cell table:style-name="ce11" table:formula="of:=[.R25]*100/[.R10]" office:value-type="float" office:value="116.23439024919">
            <text:p>116.2343902492</text:p>
          </table:table-cell>
          <table:table-cell table:number-columns-repeated="999"/>
        </table:table-row>
        <table:table-row table:style-name="ro3">
          <table:table-cell office:value-type="float" office:value="65123034.0769231">
            <text:p>65123034.0769231</text:p>
          </table:table-cell>
          <table:table-cell table:style-name="ce4" office:value-type="float" office:value="314">
            <text:p>314</text:p>
          </table:table-cell>
          <table:table-cell table:style-name="ce7" table:formula="of:=[.A26]*[.B26]" office:value-type="float" office:value="20448632700.1539">
            <text:p>20448632700.1539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6]+[.F26]" office:value-type="float" office:value="20448632700.1539">
            <text:p>20448632700.1539</text:p>
          </table:table-cell>
          <table:table-cell table:style-name="ce11" table:formula="of:=[.G26]*100/[.G11]" office:value-type="float" office:value="96.1025135108718">
            <text:p>96.1025135109</text:p>
          </table:table-cell>
          <table:table-cell table:style-name="ce14" table:number-columns-repeated="3"/>
          <table:table-cell office:value-type="float" office:value="55793755.2307692">
            <text:p>55793755.2307692</text:p>
          </table:table-cell>
          <table:table-cell table:style-name="ce4" office:value-type="float" office:value="314">
            <text:p>314</text:p>
          </table:table-cell>
          <table:table-cell table:style-name="ce7" table:formula="of:=[.L26]*[.M26]" office:value-type="float" office:value="17519239142.4615">
            <text:p>17519239142.4615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6]+[.Q26]" office:value-type="float" office:value="17519239142.4615">
            <text:p>17519239142.4615</text:p>
          </table:table-cell>
          <table:table-cell table:style-name="ce11" table:formula="of:=[.R26]*100/[.R11]" office:value-type="float" office:value="98.5091071847088">
            <text:p>98.5091071847</text:p>
          </table:table-cell>
          <table:table-cell table:number-columns-repeated="999"/>
        </table:table-row>
        <table:table-row table:style-name="ro3">
          <table:table-cell office:value-type="float" office:value="167734769.730769">
            <text:p>167734769.730769</text:p>
          </table:table-cell>
          <table:table-cell table:style-name="ce4" office:value-type="float" office:value="314">
            <text:p>314</text:p>
          </table:table-cell>
          <table:table-cell table:style-name="ce7" table:formula="of:=[.A27]*[.B27]" office:value-type="float" office:value="52668717695.4615">
            <text:p>52668717695.4615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7]+[.F27]" office:value-type="float" office:value="52668717695.4615">
            <text:p>52668717695.4615</text:p>
          </table:table-cell>
          <table:table-cell table:style-name="ce11" table:formula="of:=[.G27]*100/[.G12]" office:value-type="float" office:value="102.156371653205">
            <text:p>102.1563716532</text:p>
          </table:table-cell>
          <table:table-cell table:style-name="ce14" table:number-columns-repeated="3"/>
          <table:table-cell office:value-type="float" office:value="151175282.846154">
            <text:p>151175282.846154</text:p>
          </table:table-cell>
          <table:table-cell table:style-name="ce4" office:value-type="float" office:value="314">
            <text:p>314</text:p>
          </table:table-cell>
          <table:table-cell table:style-name="ce7" table:formula="of:=[.L27]*[.M27]" office:value-type="float" office:value="47469038813.6924">
            <text:p>47469038813.6924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7]+[.Q27]" office:value-type="float" office:value="47469038813.6924">
            <text:p>47469038813.6924</text:p>
          </table:table-cell>
          <table:table-cell table:style-name="ce11" table:formula="of:=[.R27]*100/[.R12]" office:value-type="float" office:value="108.165427628983">
            <text:p>108.165427629</text:p>
          </table:table-cell>
          <table:table-cell table:number-columns-repeated="999"/>
        </table:table-row>
        <table:table-row table:style-name="ro3">
          <table:table-cell office:value-type="float" office:value="193503563.423077">
            <text:p>193503563.423077</text:p>
          </table:table-cell>
          <table:table-cell table:style-name="ce4" office:value-type="float" office:value="314">
            <text:p>314</text:p>
          </table:table-cell>
          <table:table-cell table:style-name="ce7" table:formula="of:=[.A28]*[.B28]" office:value-type="float" office:value="60760118914.8462">
            <text:p>60760118914.8462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C28]+[.F28]" office:value-type="float" office:value="60760118914.8462">
            <text:p>60760118914.8462</text:p>
          </table:table-cell>
          <table:table-cell table:style-name="ce11" table:formula="of:=[.G28]*100/[.G13]" office:value-type="float" office:value="101.291415676228">
            <text:p>101.2914156762</text:p>
          </table:table-cell>
          <table:table-cell table:style-name="ce14" table:number-columns-repeated="3"/>
          <table:table-cell office:value-type="float" office:value="161403292.115385">
            <text:p>161403292.115385</text:p>
          </table:table-cell>
          <table:table-cell table:style-name="ce4" office:value-type="float" office:value="314">
            <text:p>314</text:p>
          </table:table-cell>
          <table:table-cell table:style-name="ce7" table:formula="of:=[.L28]*[.M28]" office:value-type="float" office:value="50680633724.2309">
            <text:p>50680633724.2309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table:formula="of:=[.N28]+[.Q28]" office:value-type="float" office:value="50680633724.2309">
            <text:p>50680633724.2309</text:p>
          </table:table-cell>
          <table:table-cell table:style-name="ce11" table:formula="of:=[.R28]*100/[.R13]" office:value-type="float" office:value="96.6839300931373">
            <text:p>96.6839300931</text:p>
          </table:table-cell>
          <table:table-cell table:number-columns-repeated="999"/>
        </table:table-row>
        <table:table-row table:style-name="ro3">
          <table:table-cell table:style-name="ce3" table:formula="of:=SUM([.A18:.A28])" office:value-type="float" office:value="688587194.076923">
            <text:p>688587194.076923</text:p>
          </table:table-cell>
          <table:table-cell/>
          <table:table-cell table:style-name="ce8" table:formula="of:=SUM([.C18:.C28])" office:value-type="float" office:value="216216378940.154">
            <text:p>216216378940.154</text:p>
          </table:table-cell>
          <table:table-cell table:style-name="ce3" table:formula="of:=SUM([.D18:.D28])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table:style-name="ce10" table:formula="of:=[.C29]+[.F29]" office:value-type="float" office:value="216216378940.154">
            <text:p>216216378940.154</text:p>
          </table:table-cell>
          <table:table-cell table:style-name="ce12" table:formula="of:=AVERAGE([.H18:.H28])" office:value-type="float" office:value="114.490095552343">
            <text:p>114.4900955523</text:p>
          </table:table-cell>
          <table:table-cell table:style-name="ce14" table:number-columns-repeated="3"/>
          <table:table-cell table:style-name="ce3" table:formula="of:=SUM([.L18:.L28])" office:value-type="float" office:value="606145141.192308">
            <text:p>606145141.192308</text:p>
          </table:table-cell>
          <table:table-cell/>
          <table:table-cell table:style-name="ce8" table:formula="of:=SUM([.N18:.N28])" office:value-type="float" office:value="190329574334.385">
            <text:p>190329574334.385</text:p>
          </table:table-cell>
          <table:table-cell table:style-name="ce3" table:formula="of:=SUM([.O18:.O28])" office:value-type="float" office:value="0">
            <text:p>0</text:p>
          </table:table-cell>
          <table:table-cell/>
          <table:table-cell table:style-name="ce8" office:value-type="float" office:value="0">
            <text:p>0</text:p>
          </table:table-cell>
          <table:table-cell table:style-name="ce10" table:formula="of:=[.N29]+[.Q29]" office:value-type="float" office:value="190329574334.385">
            <text:p>190329574334.385</text:p>
          </table:table-cell>
          <table:table-cell table:style-name="ce12" table:formula="of:=AVERAGE([.S18:.S28])" office:value-type="float" office:value="116.327136579896">
            <text:p>116.3271365799</text:p>
          </table:table-cell>
          <table:table-cell table:number-columns-repeated="999"/>
        </table:table-row>
        <table:table-row table:style-name="ro3" table:number-rows-repeated="4">
          <table:table-cell table:number-columns-repeated="1018"/>
        </table:table-row>
        <table:table-row table:style-name="ro3" table:number-rows-repeated="13">
          <table:table-cell table:number-columns-repeated="1018"/>
        </table:table-row>
        <table:table-row table:style-name="ro3" table:number-rows-repeated="4">
          <table:table-cell table:number-columns-repeated="1018"/>
        </table:table-row>
        <table:table-row table:style-name="ro3" table:number-rows-repeated="3">
          <table:table-cell table:number-columns-repeated="1018"/>
        </table:table-row>
        <table:table-row table:style-name="ro3" table:number-rows-repeated="5">
          <table:table-cell table:number-columns-repeated="10"/>
          <table:table-cell table:style-name="Default"/>
          <table:table-cell table:number-columns-repeated="1007"/>
        </table:table-row>
        <table:table-row table:style-name="ro3">
          <table:table-cell table:number-columns-repeated="1018"/>
        </table:table-row>
        <table:table-row table:style-name="ro3" table:number-rows-repeated="5">
          <table:table-cell table:number-columns-repeated="10"/>
          <table:table-cell table:style-name="Default"/>
          <table:table-cell table:number-columns-repeated="1007"/>
        </table:table-row>
        <table:table-row table:style-name="ro3" table:number-rows-repeated="22">
          <table:table-cell table:number-columns-repeated="1018"/>
        </table:table-row>
        <table:table-row table:style-name="ro5">
          <table:table-cell/>
          <table:table-cell office:value-type="string">
            <text:p>TB</text:p>
          </table:table-cell>
          <table:table-cell office:value-type="string">
            <text:p>Dir</text:p>
          </table:table-cell>
          <table:table-cell table:number-columns-repeated="1015"/>
        </table:table-row>
        <table:table-row table:style-name="ro3">
          <table:table-cell office:value-type="string">
            <text:p>LU+</text:p>
          </table:table-cell>
          <table:table-cell table:style-name="ce6" office:value-type="float" office:value="15053552222.2308">
            <text:p>15053552222.2308</text:p>
          </table:table-cell>
          <table:table-cell table:style-name="ce6" office:value-type="float" office:value="23437503354.2308">
            <text:p>23437503354.2308</text:p>
          </table:table-cell>
          <table:table-cell table:number-columns-repeated="1015"/>
        </table:table-row>
        <table:table-row table:style-name="ro3">
          <table:table-cell office:value-type="string">
            <text:p>LU-</text:p>
          </table:table-cell>
          <table:table-cell table:style-name="ce6" office:value-type="float" office:value="684238088.384615">
            <text:p>684238088.384615</text:p>
          </table:table-cell>
          <table:table-cell table:style-name="ce6" office:value-type="float" office:value="591339519.230771">
            <text:p>591339519.230771</text:p>
          </table:table-cell>
          <table:table-cell table:number-columns-repeated="1015"/>
        </table:table-row>
        <table:table-row table:style-name="ro3">
          <table:table-cell office:value-type="string">
            <text:p>Water-N</text:p>
          </table:table-cell>
          <table:table-cell table:style-name="ce6" office:value-type="float" office:value="28457188413.1539">
            <text:p>28457188413.1539</text:p>
          </table:table-cell>
          <table:table-cell table:style-name="ce6" office:value-type="float" office:value="26735409997.3077">
            <text:p>26735409997.3077</text:p>
          </table:table-cell>
          <table:table-cell table:number-columns-repeated="1015"/>
        </table:table-row>
        <table:table-row table:style-name="ro3">
          <table:table-cell office:value-type="string">
            <text:p>Water-S</text:p>
          </table:table-cell>
          <table:table-cell table:style-name="ce6" office:value-type="float" office:value="29880510209.0769">
            <text:p>29880510209.0769</text:p>
          </table:table-cell>
          <table:table-cell table:style-name="ce6" office:value-type="float" office:value="28049879171.4615">
            <text:p>28049879171.4615</text:p>
          </table:table-cell>
          <table:table-cell table:number-columns-repeated="1015"/>
        </table:table-row>
        <table:table-row table:style-name="ro3">
          <table:table-cell office:value-type="string">
            <text:p>Radix</text:p>
          </table:table-cell>
          <table:table-cell table:style-name="ce6" office:value-type="float" office:value="4422855731.61538">
            <text:p>4422855731.61538</text:p>
          </table:table-cell>
          <table:table-cell table:style-name="ce6" office:value-type="float" office:value="3336216731.53846">
            <text:p>3336216731.53846</text:p>
          </table:table-cell>
          <table:table-cell table:number-columns-repeated="1015"/>
        </table:table-row>
        <table:table-row table:style-name="ro3">
          <table:table-cell office:value-type="string">
            <text:p>FFT-S</text:p>
          </table:table-cell>
          <table:table-cell table:style-name="ce6" office:value-type="float" office:value="352930746.538462">
            <text:p>352930746.538462</text:p>
          </table:table-cell>
          <table:table-cell table:style-name="ce6" office:value-type="float" office:value="203113070.923077">
            <text:p>203113070.923077</text:p>
          </table:table-cell>
          <table:table-cell table:number-columns-repeated="1015"/>
        </table:table-row>
        <table:table-row table:style-name="ro3">
          <table:table-cell office:value-type="string">
            <text:p>FFT-L</text:p>
          </table:table-cell>
          <table:table-cell table:style-name="ce6" office:value-type="float" office:value="1537215610.23077">
            <text:p>1537215610.23077</text:p>
          </table:table-cell>
          <table:table-cell table:style-name="ce6" office:value-type="float" office:value="1114530948.30769">
            <text:p>1114530948.30769</text:p>
          </table:table-cell>
          <table:table-cell table:number-columns-repeated="1015"/>
        </table:table-row>
        <table:table-row table:style-name="ro3">
          <table:table-cell office:value-type="string">
            <text:p>FMM-S</text:p>
          </table:table-cell>
          <table:table-cell table:style-name="ce6" office:value-type="float" office:value="1950418608.46154">
            <text:p>1950418608.46154</text:p>
          </table:table-cell>
          <table:table-cell table:style-name="ce6" office:value-type="float" office:value="1589850215.76923">
            <text:p>1589850215.76923</text:p>
          </table:table-cell>
          <table:table-cell table:number-columns-repeated="1015"/>
        </table:table-row>
        <table:table-row table:style-name="ro3">
          <table:table-cell office:value-type="string">
            <text:p>FMM-L</text:p>
          </table:table-cell>
          <table:table-cell table:style-name="ce6" office:value-type="float" office:value="20448632700.1539">
            <text:p>20448632700.1539</text:p>
          </table:table-cell>
          <table:table-cell table:style-name="ce6" office:value-type="float" office:value="21277937436.9231">
            <text:p>21277937436.9231</text:p>
          </table:table-cell>
          <table:table-cell table:number-columns-repeated="1015"/>
        </table:table-row>
        <table:table-row table:style-name="ro3">
          <table:table-cell office:value-type="string">
            <text:p>Ocean+</text:p>
          </table:table-cell>
          <table:table-cell table:style-name="ce6" office:value-type="float" office:value="52668717695.4615">
            <text:p>52668717695.4615</text:p>
          </table:table-cell>
          <table:table-cell table:style-name="ce6" office:value-type="float" office:value="51556958066.4615">
            <text:p>51556958066.4615</text:p>
          </table:table-cell>
          <table:table-cell table:number-columns-repeated="1015"/>
        </table:table-row>
        <table:table-row table:style-name="ro3">
          <table:table-cell office:value-type="string">
            <text:p>Ocean-</text:p>
          </table:table-cell>
          <table:table-cell table:style-name="ce6" office:value-type="float" office:value="60760118914.8462">
            <text:p>60760118914.8462</text:p>
          </table:table-cell>
          <table:table-cell table:style-name="ce6" office:value-type="float" office:value="59985457315.6153">
            <text:p>59985457315.6153</text:p>
          </table:table-cell>
          <table:table-cell table:number-columns-repeated="1015"/>
        </table:table-row>
        <table:table-row table:style-name="ro3" table:number-rows-repeated="1048477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Mujumdar</meta:initial-creator>
    <meta:creation-date>2015-12-22T14:37:24</meta:creation-date>
    <dc:date>2015-12-31T15:55:18</dc:date>
    <dc:creator>Alan Mujumdar</dc:creator>
    <meta:editing-duration>P6DT18H34M5S</meta:editing-duration>
    <meta:editing-cycles>28</meta:editing-cycles>
    <meta:generator>LibreOffice/3.5$Linux_X86_64 LibreOffice_project/350m1$Build-2</meta:generator>
    <meta:document-statistic meta:table-count="3" meta:cell-count="4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legend chart:legend-position="end" svg:x="13.725cm" svg:y="4.198cm" style:legend-expansion="high" chart:style-name="ch2"/>
        <chart:plot-area chart:style-name="ch3" table:cell-range-address="Sheet1.A18:Sheet1.A28" svg:x="0.769cm" svg:y="0.851cm" svg:width="12.318cm" svg:height="7.544cm">
          <chartooo:coordinate-region svg:x="2.872cm" svg:y="1.051cm" svg:width="10.215cm" svg:height="6.6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8:Sheet1.A2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941249.1153846">
                <text:p>47941249.1153846</text:p>
                <draw:g>
                  <svg:desc>Sheet1.A18:Sheet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79102.19230769">
                <text:p>2179102.1923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7988.5769231">
                <text:p>90627988.576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160860.5384615">
                <text:p>95160860.5384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85527.8076923">
                <text:p>14085527.8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983.26923077">
                <text:p>1123983.2692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5591.11538462">
                <text:p>4895591.11538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11524.23076923">
                <text:p>6211524.2307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23034.0769231">
                <text:p>65123034.076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734769.730769">
                <text:p>167734769.7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503563.423077">
                <text:p>193503563.423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bar" chart:style-name="ch1">
        <chart:legend chart:legend-position="end" svg:x="13.725cm" svg:y="4.198cm" style:legend-expansion="high" chart:style-name="ch2"/>
        <chart:plot-area chart:style-name="ch3" table:cell-range-address="Sheet1.H18:Sheet1.H28" svg:x="0.769cm" svg:y="0.851cm" svg:width="12.318cm" svg:height="7.545cm">
          <chartooo:coordinate-region svg:x="1.576cm" svg:y="1.05cm" svg:width="11.51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8:Sheet1.H2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2284802895331">
                <text:p>64.2284802895331</text:p>
                <draw:g>
                  <svg:desc>Sheet1.H18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.709852991846">
                <text:p>115.70985299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440067371398">
                <text:p>106.440067371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526341972546">
                <text:p>106.526341972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.570995457355">
                <text:p>132.570995457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760725951568">
                <text:p>173.76072595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.924892311415">
                <text:p>137.92489231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.67939388981">
                <text:p>122.67939388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1025135108718">
                <text:p>96.1025135108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.156371653205">
                <text:p>102.156371653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291415676228">
                <text:p>101.291415676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32cm" xlink:href=".." xlink:type="simple" chart:class="chart:bar" chart:style-name="ch1">
        <chart:legend chart:legend-position="end" svg:x="13.724cm" svg:y="4.217cm" style:legend-expansion="high" chart:style-name="ch2"/>
        <chart:plot-area chart:style-name="ch3" table:cell-range-address="Sheet1.A3:Sheet1.A13" svg:x="0.769cm" svg:y="0.855cm" svg:width="12.317cm" svg:height="7.577cm">
          <chartooo:coordinate-region svg:x="2.872cm" svg:y="1.055cm" svg:width="10.214cm" svg:height="6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77941.6153846">
                <text:p>69077941.6153846</text:p>
                <draw:g>
                  <svg:desc>Sheet1.A3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8014.11538462">
                <text:p>1758014.11538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623885.6538462">
                <text:p>78623885.6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840109.7307692">
                <text:p>82840109.730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21393.26923077">
                <text:p>9821393.2692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800.961538462">
                <text:p>604800.96153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1925.65384615">
                <text:p>3341925.653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17277.88461539">
                <text:p>4717277.88461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05554.9615385">
                <text:p>63005554.961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905904.730769">
                <text:p>153905904.7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111470.307692">
                <text:p>178111470.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32cm" xlink:href=".." xlink:type="simple" chart:class="chart:bar" chart:style-name="ch1">
        <chart:legend chart:legend-position="end" svg:x="13.725cm" svg:y="4.217cm" style:legend-expansion="high" chart:style-name="ch2"/>
        <chart:plot-area chart:style-name="ch3" table:cell-range-address="Sheet1.D3:Sheet1.D13" svg:x="0.769cm" svg:y="0.855cm" svg:width="12.318cm" svg:height="7.577cm">
          <chartooo:coordinate-region svg:x="2.872cm" svg:y="1.055cm" svg:width="10.215cm" svg:height="6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193449.5">
                <text:p>67193449.5</text:p>
                <draw:g>
                  <svg:desc>Sheet1.D3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2426.42307692">
                <text:p>1512426.4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750380.8461538">
                <text:p>78750380.8461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387873.6923077">
                <text:p>78387873.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03817.11538462">
                <text:p>9703817.1153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7906.5">
                <text:p>50790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6395.88461538">
                <text:p>2506395.88461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7883.07692308">
                <text:p>4177883.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68968.4230769">
                <text:p>57468968.4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250153.115385">
                <text:p>124250153.1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094447.653846">
                <text:p>156094447.6538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31cm" svg:height="14.149cm" xlink:href=".." xlink:type="simple" chart:class="chart:bar" chart:style-name="ch1">
        <chart:legend chart:legend-position="end" svg:x="25.926cm" svg:y="6.526cm" style:legend-expansion="high" chart:style-name="ch2"/>
        <chart:plot-area chart:style-name="ch3" table:cell-range-address="Sheet1.A87:Sheet1.C98" chart:data-source-has-labels="both" svg:x="0.992cm" svg:y="1.263cm" svg:width="23.85cm" svg:height="12.184cm">
          <chartooo:coordinate-region svg:x="3.466cm" svg:y="1.462cm" svg:width="21.376cm" svg:height="11.338cm"/>
          <chart:axis chart:dimension="x" chart:name="primary-x" chart:style-name="ch4" chartooo:axis-type="auto">
            <chartooo:date-scale/>
            <chart:categories table:cell-range-address="Sheet1.A88:Sheet1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8:Sheet1.B98" chart:label-cell-address="Sheet1.B87:Sheet1.B87" chart:class="chart:bar">
            <chart:data-point chart:repeated="11"/>
          </chart:series>
          <chart:series chart:style-name="ch8" chart:values-cell-range-address="Sheet1.C88:Sheet1.C98" chart:label-cell-address="Sheet1.C87:Sheet1.C87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</text:p>
                <draw:g>
                  <svg:desc>Sheet1.B87:Sheet1.B87</svg:desc>
                </draw:g>
              </table:table-cell>
              <table:table-cell office:value-type="string">
                <text:p>Dir</text:p>
                <draw:g>
                  <svg:desc>Sheet1.C87:Sheet1.C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+</text:p>
                <draw:g>
                  <svg:desc>Sheet1.A88:Sheet1.A98</svg:desc>
                </draw:g>
              </table:table-cell>
              <table:table-cell office:value-type="float" office:value="15053552222.2308">
                <text:p>15053552222.2308</text:p>
                <draw:g>
                  <svg:desc>Sheet1.B88:Sheet1.B98</svg:desc>
                </draw:g>
              </table:table-cell>
              <table:table-cell office:value-type="float" office:value="23437503354.2308">
                <text:p>23437503354.2308</text:p>
                <draw:g>
                  <svg:desc>Sheet1.C88:Sheet1.C98</svg:desc>
                </draw:g>
              </table:table-cell>
            </table:table-row>
            <table:table-row>
              <table:table-cell office:value-type="string">
                <text:p>LU-</text:p>
              </table:table-cell>
              <table:table-cell office:value-type="float" office:value="684238088.384615">
                <text:p>684238088.384615</text:p>
              </table:table-cell>
              <table:table-cell office:value-type="float" office:value="591339519.230771">
                <text:p>591339519.230771</text:p>
              </table:table-cell>
            </table:table-row>
            <table:table-row>
              <table:table-cell office:value-type="string">
                <text:p>Water-N</text:p>
              </table:table-cell>
              <table:table-cell office:value-type="float" office:value="28457188413.1539">
                <text:p>28457188413.1539</text:p>
              </table:table-cell>
              <table:table-cell office:value-type="float" office:value="26735409997.3077">
                <text:p>26735409997.3077</text:p>
              </table:table-cell>
            </table:table-row>
            <table:table-row>
              <table:table-cell office:value-type="string">
                <text:p>Water-S</text:p>
              </table:table-cell>
              <table:table-cell office:value-type="float" office:value="29880510209.0769">
                <text:p>29880510209.0769</text:p>
              </table:table-cell>
              <table:table-cell office:value-type="float" office:value="28049879171.4615">
                <text:p>28049879171.4615</text:p>
              </table:table-cell>
            </table:table-row>
            <table:table-row>
              <table:table-cell office:value-type="string">
                <text:p>Radix</text:p>
              </table:table-cell>
              <table:table-cell office:value-type="float" office:value="4422855731.61538">
                <text:p>4422855731.61538</text:p>
              </table:table-cell>
              <table:table-cell office:value-type="float" office:value="3336216731.53846">
                <text:p>3336216731.53846</text:p>
              </table:table-cell>
            </table:table-row>
            <table:table-row>
              <table:table-cell office:value-type="string">
                <text:p>FFT-S</text:p>
              </table:table-cell>
              <table:table-cell office:value-type="float" office:value="352930746.538462">
                <text:p>352930746.538462</text:p>
              </table:table-cell>
              <table:table-cell office:value-type="float" office:value="203113070.923077">
                <text:p>203113070.923077</text:p>
              </table:table-cell>
            </table:table-row>
            <table:table-row>
              <table:table-cell office:value-type="string">
                <text:p>FFT-L</text:p>
              </table:table-cell>
              <table:table-cell office:value-type="float" office:value="1537215610.23077">
                <text:p>1537215610.23077</text:p>
              </table:table-cell>
              <table:table-cell office:value-type="float" office:value="1114530948.30769">
                <text:p>1114530948.30769</text:p>
              </table:table-cell>
            </table:table-row>
            <table:table-row>
              <table:table-cell office:value-type="string">
                <text:p>FMM-S</text:p>
              </table:table-cell>
              <table:table-cell office:value-type="float" office:value="1950418608.46154">
                <text:p>1950418608.46154</text:p>
              </table:table-cell>
              <table:table-cell office:value-type="float" office:value="1589850215.76923">
                <text:p>1589850215.76923</text:p>
              </table:table-cell>
            </table:table-row>
            <table:table-row>
              <table:table-cell office:value-type="string">
                <text:p>FMM-L</text:p>
              </table:table-cell>
              <table:table-cell office:value-type="float" office:value="20448632700.1539">
                <text:p>20448632700.1539</text:p>
              </table:table-cell>
              <table:table-cell office:value-type="float" office:value="21277937436.9231">
                <text:p>21277937436.9231</text:p>
              </table:table-cell>
            </table:table-row>
            <table:table-row>
              <table:table-cell office:value-type="string">
                <text:p>Ocean+</text:p>
              </table:table-cell>
              <table:table-cell office:value-type="float" office:value="52668717695.4615">
                <text:p>52668717695.4615</text:p>
              </table:table-cell>
              <table:table-cell office:value-type="float" office:value="51556958066.4615">
                <text:p>51556958066.4615</text:p>
              </table:table-cell>
            </table:table-row>
            <table:table-row>
              <table:table-cell office:value-type="string">
                <text:p>Ocean-</text:p>
              </table:table-cell>
              <table:table-cell office:value-type="float" office:value="60760118914.8462">
                <text:p>60760118914.8462</text:p>
              </table:table-cell>
              <table:table-cell office:value-type="float" office:value="59985457315.6153">
                <text:p>59985457315.6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